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4835in"/>
    </style:style>
    <style:style style:name="co3" style:family="table-column">
      <style:table-column-properties fo:break-before="auto" style:column-width="2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2">
          <table:table-cell table:style-name="ce1" office:value-type="string" table:number-columns-spanned="3" table:number-rows-spanned="1">
            <text:p>Milestones</text:p>
          </table:table-cell>
          <table:covered-table-cell table:style-name="ce6"/>
          <table:covered-table-cell table:style-name="ce2"/>
        </table:table-row>
        <table:table-row table:style-name="ro2">
          <table:table-cell table:style-name="ce2"/>
          <table:table-cell table:style-name="ce6"/>
          <table:table-cell table:style-name="ce2"/>
        </table:table-row>
        <table:table-row table:style-name="ro2">
          <table:table-cell table:style-name="ce3" office:value-type="string">
            <text:p>Date</text:p>
          </table:table-cell>
          <table:table-cell table:style-name="ce7" office:value-type="string">
            <text:p>Section</text:p>
          </table:table-cell>
          <table:table-cell table:style-name="ce3" office:value-type="string">
            <text:p>Progr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date" office:date-value="2010-09-03">
            <text:p>09/03/10</text:p>
          </table:table-cell>
          <table:table-cell office:value-type="string">
            <text:p>Reduction and continued fractions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7">
            <text:p>09/07/10</text:p>
          </table:table-cell>
          <table:table-cell office:value-type="string">
            <text:p>Nucomp, Nudupl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8">
            <text:p>09/08/10</text:p>
          </table:table-cell>
          <table:table-cell office:value-type="string">
            <text:p>Nucube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9">
            <text:p>09/09/10</text:p>
          </table:table-cell>
          <table:table-cell office:value-type="string">
            <text:p>Identity, Inverse, Prime Ideals, Order</text:p>
          </table:table-cell>
          <table:table-cell/>
        </table:table-row>
        <table:table-row table:style-name="ro2">
          <table:table-cell table:style-name="ce4" office:value-type="date" office:date-value="2010-09-10">
            <text:p>09/10/10</text:p>
          </table:table-cell>
          <table:table-cell office:value-type="string">
            <text:p>Computer Representations, Algorithms</text:p>
          </table:table-cell>
          <table:table-cell/>
        </table:table-row>
        <table:table-row table:style-name="ro2">
          <table:table-cell table:style-name="ce5" office:value-type="date" office:date-value="2010-09-13">
            <text:p>09/13/10</text:p>
          </table:table-cell>
          <table:table-cell table:style-name="ce9" office:value-type="string">
            <text:p>Exponentiation: Binary, NAF</text:p>
          </table:table-cell>
          <table:table-cell/>
        </table:table-row>
        <table:table-row table:style-name="ro2">
          <table:table-cell table:style-name="ce4" office:value-type="date" office:date-value="2010-09-14">
            <text:p>09/14/10</text:p>
          </table:table-cell>
          <table:table-cell office:value-type="string">
            <text:p>DBNS: When/why? Chains vs Representations. Encoding. <text:s/>Sublinearity.</text:p>
          </table:table-cell>
          <table:table-cell/>
        </table:table-row>
        <table:table-row table:style-name="ro2">
          <table:table-cell table:style-name="ce4" office:value-type="date" office:date-value="2010-09-15">
            <text:p>09/15/10</text:p>
          </table:table-cell>
          <table:table-cell office:value-type="string" table:number-columns-spanned="1" table:number-rows-spanned="5">
            <text:p>Methods for computing chains/representations in the literature.</text:p>
            <text:p>R2l Chains, L2r Chains (Ostrowski approximation), Yaos' method for representations.</text:p>
            <text:p>Pruned Trees</text:p>
          </table:table-cell>
          <table:table-cell/>
        </table:table-row>
        <table:table-row table:style-name="ro2">
          <table:table-cell table:style-name="ce4" office:value-type="date" office:date-value="2010-09-16">
            <text:p>09/16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17">
            <text:p>09/1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0">
            <text:p>09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1">
            <text:p>09/21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09-22">
            <text:p>09/22/10</text:p>
          </table:table-cell>
          <table:table-cell table:style-name="ce9" office:value-type="string">
            <text:p>SuperSPAR: Introduce, connection with ambiguous ideals</text:p>
          </table:table-cell>
          <table:table-cell/>
        </table:table-row>
        <table:table-row table:style-name="ro2">
          <table:table-cell table:style-name="ce4" office:value-type="date" office:date-value="2010-09-23">
            <text:p>09/23/10</text:p>
          </table:table-cell>
          <table:table-cell office:value-type="string">
            <text:p>SPAR algorithm with complexity</text:p>
          </table:table-cell>
          <table:table-cell/>
        </table:table-row>
        <table:table-row table:style-name="ro2">
          <table:table-cell table:style-name="ce4" office:value-type="date" office:date-value="2010-09-24">
            <text:p>09/24/10</text:p>
          </table:table-cell>
          <table:table-cell office:value-type="string" table:number-columns-spanned="1" table:number-rows-spanned="2">
            <text:p>Primorial steps algorithm</text:p>
          </table:table-cell>
          <table:table-cell/>
        </table:table-row>
        <table:table-row table:style-name="ro2">
          <table:table-cell table:style-name="ce4" office:value-type="date" office:date-value="2010-09-27">
            <text:p>09/2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8">
            <text:p>09/28/10</text:p>
          </table:table-cell>
          <table:table-cell office:value-type="string" table:number-columns-spanned="1" table:number-rows-spanned="5">
            <text:p>SuperSPAR Algorithm:</text:p>
            <text:p>Analysis for generic groups</text:p>
            <text:p>Analysis for Ideal Class Group</text:p>
            <text:p>Reanalysis of original SPAR</text:p>
          </table:table-cell>
          <table:table-cell/>
        </table:table-row>
        <table:table-row table:style-name="ro2">
          <table:table-cell table:style-name="ce4" office:value-type="date" office:date-value="2010-09-29">
            <text:p>09/29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30">
            <text:p>09/30/10</text:p>
          </table:table-cell>
          <table:covered-table-cell table:style-name="Default"/>
          <table:table-cell/>
        </table:table-row>
        <table:table-row table:style-name="ro2">
          <table:table-cell table:style-name="ce4" office:value-type="date" office:date-value="2010-10-01">
            <text:p>10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04">
            <text:p>10/04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0-05">
            <text:p>10/05/10</text:p>
          </table:table-cell>
          <table:table-cell table:style-name="ce9" office:value-type="string">
            <text:p>Motivate Ideal Exponentiation Experiments</text:p>
          </table:table-cell>
          <table:table-cell/>
        </table:table-row>
        <table:table-row table:style-name="ro2">
          <table:table-cell table:style-name="ce4" office:value-type="date" office:date-value="2010-10-06">
            <text:p>10/06/10</text:p>
          </table:table-cell>
          <table:table-cell office:value-type="string">
            <text:p>Describe XGCD: Euclidean, Lehmer, Binary, Windowed Binary, l2r binary (2 methods)</text:p>
          </table:table-cell>
          <table:table-cell/>
        </table:table-row>
        <table:table-row table:style-name="ro2">
          <table:table-cell table:style-name="ce4" office:value-type="date" office:date-value="2010-10-07">
            <text:p>10/07/10</text:p>
          </table:table-cell>
          <table:table-cell office:value-type="string">
            <text:p>Results of GCD (Partial / Full, when / why, difference)</text:p>
          </table:table-cell>
          <table:table-cell/>
        </table:table-row>
        <table:table-row table:style-name="ro2">
          <table:table-cell table:style-name="ce4" office:value-type="date" office:date-value="2010-10-08">
            <text:p>10/08/10</text:p>
          </table:table-cell>
          <table:table-cell office:value-type="string">
            <text:p>Ideal Arithmetic Results (64, 128, mpz). <text:s/>When is cubing better than compose+square? Avg timing</text:p>
          </table:table-cell>
          <table:table-cell/>
        </table:table-row>
        <table:table-row table:style-name="ro2">
          <table:table-cell table:style-name="ce4" office:value-type="date" office:date-value="2010-10-12">
            <text:p>10/12/10</text:p>
          </table:table-cell>
          <table:table-cell office:value-type="string">
            <text:p>Exponentiation: Describe NAF, chains, windowed chains (Fast mod 3, div 3)</text:p>
          </table:table-cell>
          <table:table-cell/>
        </table:table-row>
        <table:table-row table:style-name="ro2">
          <table:table-cell table:style-name="ce4" office:value-type="date" office:date-value="2010-10-13">
            <text:p>10/13/10</text:p>
          </table:table-cell>
          <table:table-cell office:value-type="string">
            <text:p>l2r chains, representations using ostrowski approximation, Optimal +2,3 strictly chained partitions with cost</text:p>
          </table:table-cell>
          <table:table-cell/>
        </table:table-row>
        <table:table-row table:style-name="ro2">
          <table:table-cell table:style-name="ce4" office:value-type="date" office:date-value="2010-10-14">
            <text:p>10/14/10</text:p>
          </table:table-cell>
          <table:table-cell office:value-type="string" table:number-columns-spanned="1" table:number-rows-spanned="2">
            <text:p>Variety of representations using (N+/-x)/y</text:p>
          </table:table-cell>
          <table:table-cell/>
        </table:table-row>
        <table:table-row table:style-name="ro2">
          <table:table-cell table:style-name="ce4" office:value-type="date" office:date-value="2010-10-15">
            <text:p>10/15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18">
            <text:p>10/18/10</text:p>
          </table:table-cell>
          <table:table-cell office:value-type="string">
            <text:p>Pruning methods for each of above</text:p>
          </table:table-cell>
          <table:table-cell/>
        </table:table-row>
        <table:table-row table:style-name="ro2">
          <table:table-cell table:style-name="ce4" office:value-type="date" office:date-value="2010-10-19">
            <text:p>10/19/10</text:p>
          </table:table-cell>
          <table:table-cell office:value-type="string" table:number-columns-spanned="1" table:number-rows-spanned="3">
            <text:p>Precomputing optimal representations for 16bit numbers</text:p>
            <text:p>Algorithm, incorporates cost, cache efficiency</text:p>
            <text:p>16-blocking method</text:p>
          </table:table-cell>
          <table:table-cell/>
        </table:table-row>
        <table:table-row table:style-name="ro2">
          <table:table-cell table:style-name="ce4" office:value-type="date" office:date-value="2010-10-20">
            <text:p>10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1">
            <text:p>10/2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2">
            <text:p>10/22/10</text:p>
          </table:table-cell>
          <table:table-cell table:style-name="ce10" office:value-type="string" table:number-columns-spanned="1" table:number-rows-spanned="2">
            <text:p>Compare fixed primorial vs list of prime powers</text:p>
            <text:p>Compare primorials to general integers</text:p>
          </table:table-cell>
          <table:table-cell/>
        </table:table-row>
        <table:table-row table:style-name="ro2">
          <table:table-cell table:style-name="ce4" office:value-type="date" office:date-value="2010-10-25">
            <text:p>10/25/10</text:p>
          </table:table-cell>
          <table:covered-table-cell table:style-name="ce10"/>
          <table:table-cell/>
        </table:table-row>
        <table:table-row table:style-name="ro2">
          <table:table-cell table:style-name="ce4" office:value-type="date" office:date-value="2010-10-26">
            <text:p>10/26/10</text:p>
          </table:table-cell>
          <table:table-cell office:value-type="string">
            <text:p>Summarize chapter</text:p>
          </table:table-cell>
          <table:table-cell/>
        </table:table-row>
        <table:table-row table:style-name="ro2">
          <table:table-cell table:style-name="ce5" office:value-type="date" office:date-value="2010-10-27">
            <text:p>10/27/10</text:p>
          </table:table-cell>
          <table:table-cell table:style-name="ce9" office:value-type="string">
            <text:p>Motivate SuperSPAR</text:p>
          </table:table-cell>
          <table:table-cell/>
        </table:table-row>
        <table:table-row table:style-name="ro2">
          <table:table-cell table:style-name="ce4" office:value-type="date" office:date-value="2010-10-28">
            <text:p>10/28/10</text:p>
          </table:table-cell>
          <table:table-cell office:value-type="string">
            <text:p>Corprime Finding: Wheel vs Sieving vs Delta Table</text:p>
          </table:table-cell>
          <table:table-cell/>
        </table:table-row>
        <table:table-row table:style-name="ro2">
          <table:table-cell table:style-name="ce4" office:value-type="date" office:date-value="2010-10-29">
            <text:p>10/29/10</text:p>
          </table:table-cell>
          <table:table-cell office:value-type="string" table:number-columns-spanned="1" table:number-rows-spanned="2">
            <text:p>Exponentiating: Bounds for primorial (prime vs exponent for prime), Best primorial for n-bit integers</text:p>
          </table:table-cell>
          <table:table-cell/>
        </table:table-row>
        <table:table-row table:style-name="ro2">
          <table:table-cell table:style-name="ce4" office:value-type="date" office:date-value="2010-11-01">
            <text:p>11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2">
            <text:p>11/02/10</text:p>
          </table:table-cell>
          <table:table-cell office:value-type="string">
            <text:p>searching vs powering</text:p>
          </table:table-cell>
          <table:table-cell/>
        </table:table-row>
        <table:table-row table:style-name="ro2">
          <table:table-cell table:style-name="ce4" office:value-type="date" office:date-value="2010-11-03">
            <text:p>11/03/10</text:p>
          </table:table-cell>
          <table:table-cell office:value-type="string">
            <text:p>sequential prime ideals vs random prime ideals</text:p>
          </table:table-cell>
          <table:table-cell/>
        </table:table-row>
        <table:table-row table:style-name="ro2">
          <table:table-cell table:style-name="ce4" office:value-type="date" office:date-value="2010-11-04">
            <text:p>11/04/10</text:p>
          </table:table-cell>
          <table:table-cell office:value-type="string">
            <text:p>ratio of prime ideals to multipliers, best multipliers to use</text:p>
          </table:table-cell>
          <table:table-cell/>
        </table:table-row>
        <table:table-row table:style-name="ro2">
          <table:table-cell table:style-name="ce4" office:value-type="date" office:date-value="2010-11-05">
            <text:p>11/05/10</text:p>
          </table:table-cell>
          <table:table-cell office:value-type="string" table:number-columns-spanned="1" table:number-rows-spanned="3">
            <text:p>comparison to other algorithms:</text:p>
            <text:p>Squfof from pari/gp from jerome</text:p>
            <text:p>Gnu msieve,Gmp-ecm,Maple</text:p>
          </table:table-cell>
          <table:table-cell/>
        </table:table-row>
        <table:table-row table:style-name="ro2">
          <table:table-cell table:style-name="ce4" office:value-type="date" office:date-value="2010-11-08">
            <text:p>11/08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9">
            <text:p>11/09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1-10">
            <text:p>11/10/10</text:p>
          </table:table-cell>
          <table:table-cell table:style-name="ce9" office:value-type="string" table:number-columns-spanned="1" table:number-rows-spanned="3">
            <text:p>Intro, Conclusion, Further research</text:p>
          </table:table-cell>
          <table:table-cell/>
        </table:table-row>
        <table:table-row table:style-name="ro2">
          <table:table-cell table:style-name="ce4" office:value-type="date" office:date-value="2010-11-11">
            <text:p>11/1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12">
            <text:p>11/12/10</text:p>
          </table:table-cell>
          <table:covered-table-cell/>
          <table:table-cell/>
        </table:table-row>
        <table:table-row table:style-name="ro2" table:number-rows-repeated="6548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8">09/08/2010</text:date>, <text:time>18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09:50:18.61</meta:creation-date>
    <dc:date>2010-09-08T18:35:16</dc:date>
    <meta:editing-duration>PT01H36M16S</meta:editing-duration>
    <meta:editing-cycles>13</meta:editing-cycles>
    <meta:generator>OpenOffice.org/3.2$Unix OpenOffice.org_project/320m12$Build-9483</meta:generator>
    <dc:creator>max </dc:creator>
    <meta:document-statistic meta:table-count="3" meta:cell-count="87" meta:object-count="0"/>
  </office:meta>
</office:document-meta>
</file>